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1.25pt"/>
    </style:style>
    <style:style style:name="T4" style:family="text">
      <style:text-properties style:font-name="monospace" fo:font-size="9.75pt"/>
    </style:style>
    <style:style style:name="T5" style:family="text">
      <style:text-properties fo:font-size="9.75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ÓM TẮT NỘI DUNG LEARNING GIT</text:p>
      <text:p text:style-name="P1"/>
      <text:p text:style-name="Standard"><text:span text:style-name="T2">Tài liệu tham khảo</text:span>: </text:p>
      <text:p text:style-name="Standard"><text:span text:style-name="T1">(1) Thom Parkin - Git Fundamentals-Site Point (2014)</text:span></text:p>
      <text:p text:style-name="Standard"><text:span text:style-name="T2">Link</text:span>: </text:p>
      <text:p text:style-name="Standard"><text:span text:style-name="T1">(1) </text:span><text:a xlink:type="simple" xlink:href="http://93.174.95.29/_ads/FAA5128A1C6A2C434355E0706D4CB241" text:style-name="Internet_20_link" text:visited-style-name="Visited_20_Internet_20_Link"><text:span text:style-name="T1">http://93.174.95.29/_ads/FAA5128A1C6A2C434355E0706D4CB241</text:span></text:a></text:p>
      <text:p text:style-name="Standard"><text:span text:style-name="T1">(2) </text:span><text:a xlink:type="simple" xlink:href="https://www.atlassian.com/git/tutorials/" text:style-name="Internet_20_link" text:visited-style-name="Visited_20_Internet_20_Link"><text:span text:style-name="T1">https://www.atlassian.com/git/tutorials/</text:span></text:a></text:p>
      <text:p text:style-name="Standard"><text:span text:style-name="T1"/></text:p>
      <text:p text:style-name="P5">List of Basic Git Commands:</text:p>
      <text:p text:style-name="P2">- Creates a new Git repository:</text:p>
      <text:p text:style-name="P4"><text:tab/>git init [directory]</text:p>
      <text:p text:style-name="P2">- Clone a Git repository:</text:p>
      <text:p text:style-name="P4"><text:tab/>git clone [directory]</text:p>
      <text:p text:style-name="P2">- Creating and modifying git remote configurations</text:p>
      <text:p text:style-name="P2"><text:s text:c="2"/>+ Show list the remote connections</text:p>
      <text:p text:style-name="P4"><text:tab/>git remote</text:p>
      <text:p text:style-name="P2"><text:tab/><text:span text:style-name="T1">git remote -v</text:span></text:p>
      <text:p text:style-name="P2"><text:s text:c="2"/>+ Create a new connection to a remote repository</text:p>
      <text:p text:style-name="P4"><text:tab/>git remote add <text:s/>&lt;name&gt;</text:p>
      <text:p text:style-name="P2"><text:s text:c="2"/>+ Remove the connection to the remote repository called &lt;name&gt;</text:p>
      <text:p text:style-name="P4"><text:tab/>git remote rm &lt;name&gt;</text:p>
      <text:p text:style-name="P2"><text:s text:c="2"/>+ Rename a remote connection from &lt;old-name&gt; to &lt;new-name&gt;</text:p>
      <text:p text:style-name="P2"><text:tab/><text:span text:style-name="T1">git remote rename &lt;old-name&gt; &lt;new-name&gt;</text:span></text:p>
      <text:p text:style-name="P2">- Creating, modifying, switching git branch configurations</text:p>
      <text:p text:style-name="P2"><text:s text:c="2"/>+ Show list the branch</text:p>
      <text:p text:style-name="P2"><text:tab/><text:span text:style-name="T1">git branch</text:span></text:p>
      <text:p text:style-name="P4"><text:tab/>git branch -a</text:p>
      <text:p text:style-name="P4"><text:tab/>git branch -r</text:p>
      <text:p text:style-name="P4"><text:tab/>git show-branch</text:p>
      <text:p text:style-name="P4"><text:tab/>git show-branch –all</text:p>
      <text:p text:style-name="P2"><text:s text:c="2"/>+ Create a branch</text:p>
      <text:p text:style-name="P4"><text:tab/>git branch &lt;name-branch&gt;</text:p>
      <text:p text:style-name="P2"><text:s text:c="2"/>+ Rename a branch</text:p>
      <text:p text:style-name="P2"><text:s text:c="5"/>If you are on the branch want to rename:</text:p>
      <text:p text:style-name="P4"><text:tab/>git branch -m &lt;new-name&gt;</text:p>
      <text:p text:style-name="P2"><text:s text:c="5"/>If you are on a difference branch:</text:p>
      <text:p text:style-name="P4"><text:tab/>git branch -m &lt;old-name&gt; &lt;new-name&gt;</text:p>
      <text:p text:style-name="P2"><text:s text:c="5"/>&lt;Delete the old-name remote branch and push the new-name local branch:</text:p>
      <text:p text:style-name="P4"><text:tab/>git push origin :old-name new-name</text:p>
      <text:p text:style-name="P2"><text:s text:c="5"/>Reset the upstream branch for new-name local branch: Switch to the branch and then:</text:p>
      <text:p text:style-name="P2"><text:tab/><text:span text:style-name="T1">git push origin -u new-name&gt;</text:span></text:p>
      <text:p text:style-name="P2"><text:s text:c="2"/>+ Switch to other branch</text:p>
      <text:p text:style-name="P2"><text:tab/><text:span text:style-name="T1">git checkout &lt;branch-name&gt;</text:span></text:p>
      <text:p text:style-name="P2">- Git fetch commands and options</text:p>
      <text:p text:style-name="P2"><text:s text:c="2"/>+ Fetch all of the branches from the repository</text:p>
      <text:p text:style-name="P4"><text:tab/>git fetch</text:p>
      <text:p text:style-name="P3"><text:s text:c="2"/>+ Only fetch the specifed branch</text:p>
      <text:p text:style-name="P4"><text:tab/>git fetch --all</text:p>
      <text:p text:style-name="P2"><text:soft-page-break/><text:s text:c="2"/>+ Fetch the specified branch</text:p>
      <text:p text:style-name="P4"><text:tab/>git fetch &lt;branch-name&gt;</text:p>
      <text:p text:style-name="P2"><text:s text:c="2"/>+ Show what would be done, without making any changes:</text:p>
      <text:p text:style-name="P2"><text:tab/><text:span text:style-name="T1">git fetch --dry-run</text:span></text:p>
      <text:p text:style-name="P2">- Git push commands and options</text:p>
      <text:p text:style-name="P2"><text:s text:c="3"/>+ Push all of your local branches to the specified remote</text:p>
      <text:p text:style-name="P2"><text:tab/><text:span text:style-name="T1">git push --all</text:span></text:p>
      <text:p text:style-name="P2"><text:s text:c="3"/>+ Send all of your local tags to the remote repository</text:p>
      <text:p text:style-name="P2"><text:tab/><text:span text:style-name="T1">git push --tags</text:span></text:p>
      <text:p text:style-name="P2"><text:span text:style-name="T3"><text:s text:c="3"/>+Tell Git what files to track for changes</text:span></text:p>
      <text:p text:style-name="P2"><text:span text:style-name="T4"><text:tab/>git add</text:span><text:span text:style-name="T3">&lt;filename, folder name or list of filenames (separated by spaces)&gt;</text:span></text:p>
      <text:p text:style-name="P2"><text:span text:style-name="T3"><text:s text:c="3"/>+ Store the current state so you can always return to it</text:span></text:p>
      <text:p text:style-name="P2"><text:span text:style-name="T4"><text:tab/>git commit -am</text:span>“<text:span text:style-name="T3">A message that will help you understand what this commit contains</text:span>”</text:p>
      <text:p text:style-name="P2"><text:span text:style-name="T3"><text:s text:c="3"/>+ To restore all the files froma previous commit</text:span></text:p>
      <text:p text:style-name="P2"><text:span text:style-name="T4"><text:tab/>git checkout</text:span><text:span text:style-name="T3">&lt;an unambiguous portionof the hash&gt;</text:span></text:p>
      <text:p text:style-name="P2"><text:span text:style-name="T3"><text:s text:c="3"/>+ To get the hashes of previous commits</text:span></text:p>
      <text:p text:style-name="P2"><text:span text:style-name="T4"><text:tab/>git log</text:span></text:p>
      <text:p text:style-name="P6"><text:s text:c="3"/>+ To show status of the branch-name</text:p>
      <text:p text:style-name="P2"><text:span text:style-name="T4"><text:tab/>git stat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10:51:15.02</meta:creation-date>
    <dc:date>2019-11-20T16:08:27.96</dc:date>
    <meta:editing-duration>PT5H12M46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2" meta:paragraph-count="65" meta:word-count="371" meta:character-count="2260"/>
  </office:meta>
</office:document-meta>
</file>